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73E0A2C71414DC3071.png" manifest:media-type="image/png"/>
  <manifest:file-entry manifest:full-path="Pictures/1000000000000188000000758739F27A78986F28.jpg" manifest:media-type="image/jpeg"/>
  <manifest:file-entry manifest:full-path="Pictures/100000000000007500000188B9E4EE31467F4705.png" manifest:media-type="image/png"/>
  <manifest:file-entry manifest:full-path="Pictures/10000201000001730000018339C35D03B28B4D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879cm" svg:y="0.423cm" svg:width="11.615cm" svg:height="12.116cm" draw:z-index="0"><draw:image xlink:href="Pictures/10000201000001730000018339C35D03B28B4DCC.png" xlink:type="simple" xlink:show="embed" xlink:actuate="onLoad"/></draw:frame><draw:frame draw:style-name="fr1" draw:name="Image2" text:anchor-type="paragraph" svg:x="7.283cm" svg:y="13.85cm" svg:width="3.339cm" svg:height="11.194cm" draw:z-index="1"><draw:image xlink:href="Pictures/100000000000007500000188B9E4EE31467F47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3" text:anchor-type="paragraph" svg:x="1.727cm" svg:y="4.154cm" svg:width="13.548cm" svg:height="12.988cm" draw:z-index="2"><draw:image xlink:href="Pictures/100002010000018300000173E0A2C71414DC30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1.886cm" svg:y="10.451cm" svg:width="13.64cm" svg:height="4.071cm" draw:z-index="3"><draw:image xlink:href="Pictures/1000000000000188000000758739F27A78986F2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0:45:45.306839935</meta:creation-date>
    <dc:date>2019-04-26T10:49:12.421470718</dc:date>
    <meta:editing-duration>PT3M28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